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text:span text:style-name="T1">Language name</text:span>: Provide the name of the language, with common alternative names</text:p>
        </text:list-item>
        <text:list-item>
          <text:p text:style-name="P1"><text:span text:style-name="T1">Language area</text:span>: In which area is the language spoken?</text:p>
        </text:list-item>
        <text:list-item>
          <text:p text:style-name="P1"><text:span text:style-name="T1">Contributors</text:span>: Who should be identified as author(s)/editor(s) of the collection? How was this determined?</text:p>
        </text:list-item>
        <text:list-item>
          <text:p text:style-name="P1"><text:span text:style-name="T1">Quality of texts</text:span>: Which kinds of texts will be there in your collection? How were they selected, and how do they differ from other text collections, to the extent that such collections exist?</text:p>
        </text:list-item>
        <text:list-item>
          <text:p text:style-name="P1"><text:span text:style-name="T1">Quantity of texts</text:span>: How many texts will there be in your collection?</text:p>
        </text:list-item>
        <text:list-item>
          <text:p text:style-name="P1"><text:span text:style-name="T1">Quantity of words</text:span>: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text:span text:style-name="T1">File formats</text:span>: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text:span text:style-name="T1">Conversion assistance</text:span>: Do you require technical assistance in integrating/aligning/conforming your data? We can help with global replacements and similar operations to ensure consistency across texts.</text:p>
        </text:list-item>
        <text:list-item>
          <text:p text:style-name="P1"><text:span text:style-name="T1">Archive</text:span>: Where can users find the primary data on which your texts are based (eg audio files, transcripts, facsimiles)? If no such information can be given, please explain why.</text:p>
        </text:list-item>
        <text:list-item>
          <text:p text:style-name="P1"><text:span text:style-name="T1">Collection procedure</text:span>: How were the texts collected? How were the narrators/community informed about the intended uses (open access) and how did they express their agreement?</text:p>
        </text:list-item>
        <text:list-item>
          <text:p text:style-name="P1"><text:span text:style-name="T1">Curation procedure</text:span>: Which criteria were applied to include certain texts and exclude certain others?</text:p>
        </text:list-item>
        <text:list-item>
          <text:p text:style-name="P1"><text:span text:style-name="T1">Editing procedure</text:span>: What editing procedures were applied to arrive at the written form of the texts, i.e. how does the written form differ from the primary data? Common operations include: removal of hesitation markers, false starts, self-repairs; editing out back-channels by listeners; cutting out material irrelevant to the narrative (e. g. interruptions by random people); “language polishing”, where certain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text:span text:style-name="T1">Linguistic</text:span>: Where is the language spoken, by how many people, in which setting? What is the genealogical affiliation and what are the contact languages?</text:p>
        </text:list-item>
        <text:list-item>
          <text:p text:style-name="P2"><text:span text:style-name="T1">Anthropological/sociological</text:span>: How is the community structured? Which types of settlements/housing/food/work/beliefs/rituals/political organization do we find?</text:p>
        </text:list-item>
        <text:list-item>
          <text:p text:style-name="P2"><text:span text:style-name="T1">Philological</text:span>: Is there a narrative tradition this collection relates to? Do we know of the narrative traditions of neighbouring/related communities and how they are similar/different? Can some general patterns be observed (e.g. trickster stories)</text:p>
        </text:list-item>
      </text:list>
      <text:h text:style-name="Heading_20_2" text:outline-level="2"><text:bookmark-start text:name="next-steps"/>Next steps<text:bookmark-end text:name="next-steps"/></text:h>
      <text:list text:style-name="L3">
        <text:list-item>
          <text:p text:style-name="P3"><text:span text:style-name="T1">Representative file</text:span>:</text:p>
          <text:list text:style-name="L4">
            <text:list-item>
              <text:p text:style-name="P4">Please send us one representative file so that we can evaluate the technical quality and validity of your submission</text:p>
            </text:list-item>
          </text:list>
        </text:list-item>
        <text:list-item>
          <text:p text:style-name="P3"><text:span text:style-name="T1">If the proposal is accepted</text:span>:</text:p>
          <text:list text:style-name="L5">
            <text:list-item>
              <text:p text:style-name="P5">Send all files</text:p>
            </text:list-item>
          </text:list>
        </text:list-item>
        <text:list-item>
          <text:p text:style-name="P3"><text:span text:style-name="T1">Review process</text:span>:</text:p>
          <text:list text:style-name="L6">
            <text:list-item>
              <text:p text:style-name="P6">We will choose two anonymous reviewers, who will comment on your text collection and on the introductory text</text:p>
            </text:list-item>
            <text:list-item>
              <text:p text:style-name="P6">Since no reviewer will be able to read carefully through all the files, we do the following: some texts will be reviewed in their entirety, while for others, a random sample of sentences will be drawn</text:p>
            </text:list-item>
          </text:list>
        </text:list-item>
      </text:list>
      <text:h text:style-name="Heading_20_2" text:outline-level="2"><text:bookmark-start text:name="evaluation-criteria"/>Evaluation criteria<text:bookmark-end text:name="evaluation-criteria"/></text:h>
      <text:list text:style-name="L7">
        <text:list-item>
          <text:p text:style-name="P7"><text:span text:style-name="T1">Coherence</text:span>: Is this a random set of narratives, or can the readers see what ties them together?</text:p>
        </text:list-item>
        <text:list-item>
          <text:p text:style-name="P7"><text:span text:style-name="T1">Consistency</text:span>: Are the texts edited in a consistent fashion with regard to orthographic conventions, glossing, translation?</text:p>
        </text:list-item>
        <text:list-item>
          <text:p text:style-name="P7"><text:span text:style-name="T1">Contribution to research and knowledge</text:span>: in what sense does this collection provide novel data or insights?</text:p>
        </text:list-item>
        <text:list-item>
          <text:p text:style-name="P7"><text:span text:style-name="T1">Accuracy</text:span>: Are the glosses and translations factually correct?</text:p>
        </text:list-item>
        <text:list-item>
          <text:p text:style-name="P7"><text:span text:style-name="T1">Ethics</text:span>: Were the texts collected according to ethical standards?</text:p>
        </text:list-item>
        <text:list-item>
          <text:p text:style-name="P7"><text:span text:style-name="T1">Presentation</text:span>: How good is the contextualization of the texts?</text:p>
        </text:list-item>
        <text:list-item>
          <text:p text:style-name="P7">“<text:span text:style-name="T1">Literary quality</text:span>”: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1-16T11:22:19Z</meta:creation-date>
    <dc:date>2023-11-16T11:22:19Z</dc:date>
  </office:meta>
</office:document-meta>
</file>